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angal" style:font-name-complex="Mangal"/>
    </style:style>
    <style:style style:name="T3" style:parent-style-name="DefaultParagraphFont" style:family="text">
      <style:text-properties style:font-name="Mangal" style:font-name-complex="Mangal"/>
    </style:style>
    <style:style style:name="T4" style:parent-style-name="DefaultParagraphFont" style:family="text">
      <style:text-properties style:font-name="Mangal" style:font-name-complex="Mangal"/>
    </style:style>
    <style:style style:name="T5" style:parent-style-name="DefaultParagraphFont" style:family="text">
      <style:text-properties style:font-name="Mangal" style:font-name-complex="Mangal"/>
    </style:style>
    <style:style style:name="T6" style:parent-style-name="DefaultParagraphFont" style:family="text">
      <style:text-properties style:font-name="Mangal" style:font-name-complex="Mangal"/>
    </style:style>
    <style:style style:name="T7" style:parent-style-name="DefaultParagraphFont" style:family="text">
      <style:text-properties style:font-name="Mangal" style:font-name-complex="Mangal"/>
    </style:style>
    <style:style style:name="T8" style:parent-style-name="DefaultParagraphFont" style:family="text">
      <style:text-properties style:font-name="Mangal" style:font-name-complex="Mangal"/>
    </style:style>
    <style:style style:name="T9" style:parent-style-name="DefaultParagraphFont" style:family="text">
      <style:text-properties style:font-name="Mangal" style:font-name-complex="Mangal"/>
    </style:style>
    <style:style style:name="T10" style:parent-style-name="DefaultParagraphFont" style:family="text">
      <style:text-properties style:font-name="Mangal" style:font-name-complex="Mangal"/>
    </style:style>
    <style:style style:name="T11" style:parent-style-name="DefaultParagraphFont" style:family="text">
      <style:text-properties style:font-name="Mangal" style:font-name-complex="Mangal"/>
    </style:style>
    <style:style style:name="T12" style:parent-style-name="DefaultParagraphFont" style:family="text">
      <style:text-properties style:font-name="Mangal" style:font-name-complex="Mangal"/>
    </style:style>
    <style:style style:name="T13" style:parent-style-name="DefaultParagraphFont" style:family="text">
      <style:text-properties style:font-name="Mangal" style:font-name-complex="Mangal"/>
    </style:style>
    <style:style style:name="T14" style:parent-style-name="DefaultParagraphFont" style:family="text">
      <style:text-properties style:font-name="Mangal" style:font-name-complex="Mangal"/>
    </style:style>
    <style:style style:name="T15" style:parent-style-name="DefaultParagraphFont" style:family="text">
      <style:text-properties style:font-name="Mangal" style:font-name-complex="Mangal"/>
    </style:style>
    <style:style style:name="T16" style:parent-style-name="DefaultParagraphFont" style:family="text">
      <style:text-properties style:font-name="Mangal" style:font-name-complex="Mangal"/>
    </style:style>
    <style:style style:name="T17" style:parent-style-name="DefaultParagraphFont" style:family="text">
      <style:text-properties style:font-name="Mangal" style:font-name-complex="Mangal"/>
    </style:style>
    <style:style style:name="T18" style:parent-style-name="DefaultParagraphFont" style:family="text">
      <style:text-properties style:font-name="Mangal" style:font-name-complex="Mangal"/>
    </style:style>
    <style:style style:name="T19" style:parent-style-name="DefaultParagraphFont" style:family="text">
      <style:text-properties style:font-name="Mangal" style:font-name-complex="Mangal"/>
    </style:style>
    <style:style style:name="T20" style:parent-style-name="DefaultParagraphFont" style:family="text">
      <style:text-properties style:font-name="Mangal" style:font-name-complex="Mangal"/>
    </style:style>
    <style:style style:name="T21" style:parent-style-name="DefaultParagraphFont" style:family="text">
      <style:text-properties style:font-name="Mangal" style:font-name-complex="Mangal"/>
    </style:style>
    <style:style style:name="T22" style:parent-style-name="DefaultParagraphFont" style:family="text">
      <style:text-properties style:font-name="Mangal" style:font-name-complex="Mangal"/>
    </style:style>
    <style:style style:name="T23" style:parent-style-name="DefaultParagraphFont" style:family="text">
      <style:text-properties style:font-name="Mangal" style:font-name-complex="Mangal"/>
    </style:style>
    <style:style style:name="T24" style:parent-style-name="DefaultParagraphFont" style:family="text">
      <style:text-properties style:font-name="Mangal" style:font-name-complex="Mangal"/>
    </style:style>
    <style:style style:name="T25" style:parent-style-name="DefaultParagraphFont" style:family="text">
      <style:text-properties style:font-name="Mangal" style:font-name-complex="Mangal"/>
    </style:style>
    <style:style style:name="T26" style:parent-style-name="DefaultParagraphFont" style:family="text">
      <style:text-properties style:font-name="Mangal" style:font-name-complex="Mangal"/>
    </style:style>
    <style:style style:name="T27" style:parent-style-name="DefaultParagraphFont" style:family="text">
      <style:text-properties style:font-name="Mangal" style:font-name-complex="Mangal"/>
    </style:style>
    <style:style style:name="T28" style:parent-style-name="DefaultParagraphFont" style:family="text">
      <style:text-properties style:font-name="Mangal" style:font-name-complex="Mangal"/>
    </style:style>
    <style:style style:name="T29" style:parent-style-name="DefaultParagraphFont" style:family="text">
      <style:text-properties style:font-name="Mangal" style:font-name-complex="Mangal"/>
    </style:style>
    <style:style style:name="T30" style:parent-style-name="DefaultParagraphFont" style:family="text">
      <style:text-properties style:font-name="Mangal" style:font-name-complex="Mangal"/>
    </style:style>
    <style:style style:name="T31" style:parent-style-name="DefaultParagraphFont" style:family="text">
      <style:text-properties style:font-name="Mangal" style:font-name-complex="Mangal"/>
    </style:style>
    <style:style style:name="T32" style:parent-style-name="DefaultParagraphFont" style:family="text">
      <style:text-properties style:font-name="Mangal" style:font-name-complex="Mangal"/>
    </style:style>
    <style:style style:name="T33" style:parent-style-name="DefaultParagraphFont" style:family="text">
      <style:text-properties style:font-name="Mangal" style:font-name-complex="Mangal"/>
    </style:style>
    <style:style style:name="T34" style:parent-style-name="DefaultParagraphFont" style:family="text">
      <style:text-properties style:font-name="Mangal" style:font-name-complex="Mangal"/>
    </style:style>
    <style:style style:name="T35" style:parent-style-name="DefaultParagraphFont" style:family="text">
      <style:text-properties style:font-name="Mangal" style:font-name-complex="Mangal"/>
    </style:style>
    <style:style style:name="T36" style:parent-style-name="DefaultParagraphFont" style:family="text">
      <style:text-properties style:font-name="Mangal" style:font-name-complex="Mangal"/>
    </style:style>
    <style:style style:name="T37" style:parent-style-name="DefaultParagraphFont" style:family="text">
      <style:text-properties style:font-name="Mangal" style:font-name-complex="Mangal"/>
    </style:style>
    <style:style style:name="T38" style:parent-style-name="DefaultParagraphFont" style:family="text">
      <style:text-properties style:font-name="Mangal" style:font-name-complex="Mangal"/>
    </style:style>
    <style:style style:name="T39" style:parent-style-name="DefaultParagraphFont" style:family="text">
      <style:text-properties style:font-name="Mangal" style:font-name-complex="Mangal"/>
    </style:style>
    <style:style style:name="T40" style:parent-style-name="DefaultParagraphFont" style:family="text">
      <style:text-properties style:font-name="Mangal" style:font-name-complex="Mangal"/>
    </style:style>
    <style:style style:name="T41" style:parent-style-name="DefaultParagraphFont" style:family="text">
      <style:text-properties style:font-name="Mangal" style:font-name-complex="Mangal"/>
    </style:style>
    <style:style style:name="T42" style:parent-style-name="DefaultParagraphFont" style:family="text">
      <style:text-properties style:font-name="Mangal" style:font-name-complex="Mangal"/>
    </style:style>
    <style:style style:name="T43" style:parent-style-name="DefaultParagraphFont" style:family="text">
      <style:text-properties style:font-name="Mangal" style:font-name-complex="Mangal"/>
    </style:style>
    <style:style style:name="T44" style:parent-style-name="DefaultParagraphFont" style:family="text">
      <style:text-properties style:font-name="Mangal" style:font-name-complex="Mangal"/>
    </style:style>
    <style:style style:name="T45" style:parent-style-name="DefaultParagraphFont" style:family="text">
      <style:text-properties style:font-name="Mangal" style:font-name-complex="Mangal"/>
    </style:style>
    <style:style style:name="T46" style:parent-style-name="DefaultParagraphFont" style:family="text">
      <style:text-properties style:font-name="Mangal" style:font-name-complex="Mangal"/>
    </style:style>
    <style:style style:name="T47" style:parent-style-name="DefaultParagraphFont" style:family="text">
      <style:text-properties style:font-name="Mangal" style:font-name-complex="Mangal"/>
    </style:style>
    <style:style style:name="T48" style:parent-style-name="DefaultParagraphFont" style:family="text">
      <style:text-properties style:font-name="Mangal" style:font-name-complex="Mangal"/>
    </style:style>
    <style:style style:name="T49" style:parent-style-name="DefaultParagraphFont" style:family="text">
      <style:text-properties style:font-name="Mangal" style:font-name-complex="Mangal"/>
    </style:style>
    <style:style style:name="T50" style:parent-style-name="DefaultParagraphFont" style:family="text">
      <style:text-properties style:font-name="Mangal" style:font-name-complex="Mangal"/>
    </style:style>
    <style:style style:name="T51" style:parent-style-name="DefaultParagraphFont" style:family="text">
      <style:text-properties style:font-name="Mangal" style:font-name-complex="Mangal"/>
    </style:style>
    <style:style style:name="T52" style:parent-style-name="DefaultParagraphFont" style:family="text">
      <style:text-properties style:font-name="Mangal" style:font-name-complex="Mangal"/>
    </style:style>
    <style:style style:name="T53" style:parent-style-name="DefaultParagraphFont" style:family="text">
      <style:text-properties style:font-name="Mangal" style:font-name-complex="Mangal"/>
    </style:style>
    <style:style style:name="T54" style:parent-style-name="DefaultParagraphFont" style:family="text">
      <style:text-properties style:font-name="Mangal" style:font-name-complex="Mangal"/>
    </style:style>
    <style:style style:name="T55" style:parent-style-name="DefaultParagraphFont" style:family="text">
      <style:text-properties style:font-name="Mangal" style:font-name-complex="Mangal"/>
    </style:style>
    <style:style style:name="T56" style:parent-style-name="DefaultParagraphFont" style:family="text">
      <style:text-properties style:font-name="Mangal" style:font-name-complex="Mangal"/>
    </style:style>
    <style:style style:name="T57" style:parent-style-name="DefaultParagraphFont" style:family="text">
      <style:text-properties style:font-name="Mangal" style:font-name-complex="Mangal"/>
    </style:style>
    <style:style style:name="T58" style:parent-style-name="DefaultParagraphFont" style:family="text">
      <style:text-properties style:font-name="Mangal" style:font-name-complex="Mangal"/>
    </style:style>
    <style:style style:name="T59" style:parent-style-name="DefaultParagraphFont" style:family="text">
      <style:text-properties style:font-name="Mangal" style:font-name-complex="Mangal"/>
    </style:style>
    <style:style style:name="T60" style:parent-style-name="DefaultParagraphFont" style:family="text">
      <style:text-properties style:font-name="Mangal" style:font-name-complex="Mangal"/>
    </style:style>
    <style:style style:name="T61" style:parent-style-name="DefaultParagraphFont" style:family="text">
      <style:text-properties style:font-name="Mangal" style:font-name-complex="Mangal"/>
    </style:style>
    <style:style style:name="T62" style:parent-style-name="DefaultParagraphFont" style:family="text">
      <style:text-properties style:font-name="Mangal" style:font-name-complex="Mangal"/>
    </style:style>
    <style:style style:name="T63" style:parent-style-name="DefaultParagraphFont" style:family="text">
      <style:text-properties style:font-name="Mangal" style:font-name-complex="Mangal"/>
    </style:style>
    <style:style style:name="T64" style:parent-style-name="DefaultParagraphFont" style:family="text">
      <style:text-properties style:font-name="Mangal" style:font-name-complex="Mangal"/>
    </style:style>
    <style:style style:name="T65" style:parent-style-name="DefaultParagraphFont" style:family="text">
      <style:text-properties style:font-name="Mangal" style:font-name-complex="Mangal"/>
    </style:style>
    <style:style style:name="T66" style:parent-style-name="DefaultParagraphFont" style:family="text">
      <style:text-properties style:font-name="Mangal" style:font-name-complex="Mangal"/>
    </style:style>
    <style:style style:name="T67" style:parent-style-name="DefaultParagraphFont" style:family="text">
      <style:text-properties style:font-name="Mangal" style:font-name-complex="Mangal"/>
    </style:style>
    <style:style style:name="T68" style:parent-style-name="DefaultParagraphFont" style:family="text">
      <style:text-properties style:font-name="Mangal" style:font-name-complex="Mangal"/>
    </style:style>
    <style:style style:name="T69" style:parent-style-name="DefaultParagraphFont" style:family="text">
      <style:text-properties style:font-name="Mangal" style:font-name-complex="Mangal"/>
    </style:style>
    <style:style style:name="T70" style:parent-style-name="DefaultParagraphFont" style:family="text">
      <style:text-properties style:font-name="Mangal" style:font-name-complex="Mangal"/>
    </style:style>
    <style:style style:name="T71" style:parent-style-name="DefaultParagraphFont" style:family="text">
      <style:text-properties style:font-name="Mangal" style:font-name-complex="Mangal"/>
    </style:style>
    <style:style style:name="T72" style:parent-style-name="DefaultParagraphFont" style:family="text">
      <style:text-properties style:font-name="Mangal" style:font-name-complex="Mangal"/>
    </style:style>
    <style:style style:name="T73" style:parent-style-name="DefaultParagraphFont" style:family="text">
      <style:text-properties style:font-name="Mangal" style:font-name-complex="Mangal"/>
    </style:style>
    <style:style style:name="T74" style:parent-style-name="DefaultParagraphFont" style:family="text">
      <style:text-properties style:font-name="Mangal" style:font-name-complex="Mangal"/>
    </style:style>
    <style:style style:name="T75" style:parent-style-name="DefaultParagraphFont" style:family="text">
      <style:text-properties style:font-name="Mangal" style:font-name-complex="Mangal"/>
    </style:style>
    <style:style style:name="T76" style:parent-style-name="DefaultParagraphFont" style:family="text">
      <style:text-properties style:font-name="Mangal" style:font-name-complex="Mangal"/>
    </style:style>
    <style:style style:name="T77" style:parent-style-name="DefaultParagraphFont" style:family="text">
      <style:text-properties style:font-name="Mangal" style:font-name-complex="Mangal"/>
    </style:style>
    <style:style style:name="T78" style:parent-style-name="DefaultParagraphFont" style:family="text">
      <style:text-properties style:font-name="Mangal" style:font-name-complex="Mangal"/>
    </style:style>
    <style:style style:name="T79" style:parent-style-name="DefaultParagraphFont" style:family="text">
      <style:text-properties style:font-name="Mangal" style:font-name-complex="Mangal"/>
    </style:style>
    <style:style style:name="T80" style:parent-style-name="DefaultParagraphFont" style:family="text">
      <style:text-properties style:font-name="Mangal" style:font-name-complex="Mangal"/>
    </style:style>
    <style:style style:name="T81" style:parent-style-name="DefaultParagraphFont" style:family="text">
      <style:text-properties style:font-name="Mangal" style:font-name-complex="Mangal"/>
    </style:style>
    <style:style style:name="T82" style:parent-style-name="DefaultParagraphFont" style:family="text">
      <style:text-properties style:font-name="Mangal" style:font-name-complex="Mangal"/>
    </style:style>
    <style:style style:name="T83" style:parent-style-name="DefaultParagraphFont" style:family="text">
      <style:text-properties style:font-name="Mangal" style:font-name-complex="Mangal"/>
    </style:style>
    <style:style style:name="T84" style:parent-style-name="DefaultParagraphFont" style:family="text">
      <style:text-properties style:font-name="Mangal" style:font-name-complex="Mangal"/>
    </style:style>
    <style:style style:name="T85" style:parent-style-name="DefaultParagraphFont" style:family="text">
      <style:text-properties style:font-name="Mangal" style:font-name-complex="Mangal"/>
    </style:style>
    <style:style style:name="T86" style:parent-style-name="DefaultParagraphFont" style:family="text">
      <style:text-properties style:font-name="Mangal" style:font-name-complex="Mangal"/>
    </style:style>
    <style:style style:name="T87" style:parent-style-name="DefaultParagraphFont" style:family="text">
      <style:text-properties style:font-name="Mangal" style:font-name-complex="Mangal"/>
    </style:style>
    <style:style style:name="T88" style:parent-style-name="DefaultParagraphFont" style:family="text">
      <style:text-properties style:font-name="Mangal" style:font-name-complex="Mangal"/>
    </style:style>
    <style:style style:name="T89" style:parent-style-name="DefaultParagraphFont" style:family="text">
      <style:text-properties style:font-name="Mangal" style:font-name-complex="Mangal"/>
    </style:style>
    <style:style style:name="T90" style:parent-style-name="DefaultParagraphFont" style:family="text">
      <style:text-properties style:font-name="Mangal" style:font-name-complex="Mangal"/>
    </style:style>
    <style:style style:name="T91" style:parent-style-name="DefaultParagraphFont" style:family="text">
      <style:text-properties style:font-name="Mangal" style:font-name-complex="Mangal"/>
    </style:style>
    <style:style style:name="T92" style:parent-style-name="DefaultParagraphFont" style:family="text">
      <style:text-properties style:font-name="Mangal" style:font-name-complex="Mangal"/>
    </style:style>
    <style:style style:name="T93" style:parent-style-name="DefaultParagraphFont" style:family="text">
      <style:text-properties style:font-name="Mangal" style:font-name-complex="Mangal"/>
    </style:style>
    <style:style style:name="T94" style:parent-style-name="DefaultParagraphFont" style:family="text">
      <style:text-properties style:font-name="Mangal" style:font-name-complex="Mangal"/>
    </style:style>
    <style:style style:name="T95" style:parent-style-name="DefaultParagraphFont" style:family="text">
      <style:text-properties style:font-name="Mangal" style:font-name-complex="Mangal"/>
    </style:style>
    <style:style style:name="T96" style:parent-style-name="DefaultParagraphFont" style:family="text">
      <style:text-properties style:font-name="Mangal" style:font-name-complex="Mangal"/>
    </style:style>
    <style:style style:name="T97" style:parent-style-name="DefaultParagraphFont" style:family="text">
      <style:text-properties style:font-name="Mangal" style:font-name-complex="Mangal"/>
    </style:style>
    <style:style style:name="T98" style:parent-style-name="DefaultParagraphFont" style:family="text">
      <style:text-properties style:font-name="Mangal" style:font-name-complex="Mangal"/>
    </style:style>
    <style:style style:name="T99" style:parent-style-name="DefaultParagraphFont" style:family="text">
      <style:text-properties style:font-name="Mangal" style:font-name-complex="Mangal"/>
    </style:style>
    <style:style style:name="T100" style:parent-style-name="DefaultParagraphFont" style:family="text">
      <style:text-properties style:font-name="Mangal" style:font-name-complex="Mangal"/>
    </style:style>
    <style:style style:name="T101" style:parent-style-name="DefaultParagraphFont" style:family="text">
      <style:text-properties style:font-name="Mangal" style:font-name-complex="Mangal"/>
    </style:style>
    <style:style style:name="T102" style:parent-style-name="DefaultParagraphFont" style:family="text">
      <style:text-properties style:font-name="Mangal" style:font-name-complex="Mangal"/>
    </style:style>
    <style:style style:name="T103" style:parent-style-name="DefaultParagraphFont" style:family="text">
      <style:text-properties style:font-name="Mangal" style:font-name-complex="Mangal"/>
    </style:style>
    <style:style style:name="T104" style:parent-style-name="DefaultParagraphFont" style:family="text">
      <style:text-properties style:font-name="Mangal" style:font-name-complex="Mangal"/>
    </style:style>
    <style:style style:name="T105" style:parent-style-name="DefaultParagraphFont" style:family="text">
      <style:text-properties style:font-name="Mangal" style:font-name-complex="Mangal"/>
    </style:style>
    <style:style style:name="T106" style:parent-style-name="DefaultParagraphFont" style:family="text">
      <style:text-properties style:font-name="Mangal" style:font-name-complex="Mangal"/>
    </style:style>
    <style:style style:name="T107" style:parent-style-name="DefaultParagraphFont" style:family="text">
      <style:text-properties style:font-name="Mangal" style:font-name-complex="Mangal"/>
    </style:style>
    <style:style style:name="T108" style:parent-style-name="DefaultParagraphFont" style:family="text">
      <style:text-properties style:font-name="Mangal" style:font-name-complex="Mangal"/>
    </style:style>
    <style:style style:name="T109" style:parent-style-name="DefaultParagraphFont" style:family="text">
      <style:text-properties style:font-name="Mangal" style:font-name-complex="Mangal"/>
    </style:style>
    <style:style style:name="T110" style:parent-style-name="DefaultParagraphFont" style:family="text">
      <style:text-properties style:font-name="Mangal" style:font-name-complex="Mangal"/>
    </style:style>
    <style:style style:name="T111" style:parent-style-name="DefaultParagraphFont" style:family="text">
      <style:text-properties style:font-name="Mangal" style:font-name-complex="Mangal"/>
    </style:style>
    <style:style style:name="T112" style:parent-style-name="DefaultParagraphFont" style:family="text">
      <style:text-properties style:font-name="Mangal" style:font-name-complex="Mangal"/>
    </style:style>
    <style:style style:name="T113" style:parent-style-name="DefaultParagraphFont" style:family="text">
      <style:text-properties style:font-name="Mangal" style:font-name-complex="Mangal"/>
    </style:style>
    <style:style style:name="T114" style:parent-style-name="DefaultParagraphFont" style:family="text">
      <style:text-properties style:font-name="Mangal" style:font-name-complex="Mangal"/>
    </style:style>
    <style:style style:name="T115" style:parent-style-name="DefaultParagraphFont" style:family="text">
      <style:text-properties style:font-name="Mangal" style:font-name-complex="Mangal"/>
    </style:style>
    <style:style style:name="T116" style:parent-style-name="DefaultParagraphFont" style:family="text">
      <style:text-properties style:font-name="Mangal" style:font-name-complex="Mangal"/>
    </style:style>
    <style:style style:name="T117" style:parent-style-name="DefaultParagraphFont" style:family="text">
      <style:text-properties style:font-name="Mangal" style:font-name-complex="Mangal"/>
    </style:style>
    <style:style style:name="T118" style:parent-style-name="DefaultParagraphFont" style:family="text">
      <style:text-properties style:font-name="Mangal" style:font-name-complex="Mangal"/>
    </style:style>
    <style:style style:name="T119" style:parent-style-name="DefaultParagraphFont" style:family="text">
      <style:text-properties style:font-name="Mangal" style:font-name-complex="Mangal"/>
    </style:style>
    <style:style style:name="T120" style:parent-style-name="DefaultParagraphFont" style:family="text">
      <style:text-properties style:font-name="Mangal" style:font-name-complex="Mangal"/>
    </style:style>
    <style:style style:name="T121" style:parent-style-name="DefaultParagraphFont" style:family="text">
      <style:text-properties style:font-name="Mangal" style:font-name-complex="Mangal"/>
    </style:style>
    <style:style style:name="T122" style:parent-style-name="DefaultParagraphFont" style:family="text">
      <style:text-properties style:font-name="Mangal" style:font-name-complex="Mangal"/>
    </style:style>
    <style:style style:name="T123" style:parent-style-name="DefaultParagraphFont" style:family="text">
      <style:text-properties style:font-name="Mangal" style:font-name-complex="Mangal"/>
    </style:style>
    <style:style style:name="T124" style:parent-style-name="DefaultParagraphFont" style:family="text">
      <style:text-properties style:font-name="Mangal" style:font-name-complex="Mangal"/>
    </style:style>
    <style:style style:name="T125" style:parent-style-name="DefaultParagraphFont" style:family="text">
      <style:text-properties style:font-name="Mangal" style:font-name-complex="Mangal"/>
    </style:style>
    <style:style style:name="T126" style:parent-style-name="DefaultParagraphFont" style:family="text">
      <style:text-properties style:font-name="Mangal" style:font-name-complex="Mangal"/>
    </style:style>
    <style:style style:name="T127" style:parent-style-name="DefaultParagraphFont" style:family="text">
      <style:text-properties style:font-name="Mangal" style:font-name-complex="Mangal"/>
    </style:style>
    <style:style style:name="T128" style:parent-style-name="DefaultParagraphFont" style:family="text">
      <style:text-properties style:font-name="Mangal" style:font-name-complex="Mangal"/>
    </style:style>
    <style:style style:name="T129" style:parent-style-name="DefaultParagraphFont" style:family="text">
      <style:text-properties style:font-name="Mangal" style:font-name-complex="Mangal"/>
    </style:style>
    <style:style style:name="T130" style:parent-style-name="DefaultParagraphFont" style:family="text">
      <style:text-properties style:font-name="Mangal" style:font-name-complex="Mangal"/>
    </style:style>
    <style:style style:name="T131" style:parent-style-name="DefaultParagraphFont" style:family="text">
      <style:text-properties style:font-name="Mangal" style:font-name-complex="Mangal"/>
    </style:style>
    <style:style style:name="T132" style:parent-style-name="DefaultParagraphFont" style:family="text">
      <style:text-properties style:font-name="Mangal" style:font-name-complex="Mangal"/>
    </style:style>
    <style:style style:name="T133" style:parent-style-name="DefaultParagraphFont" style:family="text">
      <style:text-properties style:font-name="Mangal" style:font-name-complex="Mangal"/>
    </style:style>
    <style:style style:name="T134" style:parent-style-name="DefaultParagraphFont" style:family="text">
      <style:text-properties style:font-name="Mangal" style:font-name-complex="Mangal"/>
    </style:style>
    <style:style style:name="T135" style:parent-style-name="DefaultParagraphFont" style:family="text">
      <style:text-properties style:font-name="Mangal" style:font-name-complex="Mangal"/>
    </style:style>
    <style:style style:name="T136" style:parent-style-name="DefaultParagraphFont" style:family="text">
      <style:text-properties style:font-name="Mangal" style:font-name-complex="Mangal"/>
    </style:style>
    <style:style style:name="T137" style:parent-style-name="DefaultParagraphFont" style:family="text">
      <style:text-properties style:font-name="Mangal" style:font-name-complex="Mangal"/>
    </style:style>
    <style:style style:name="T138" style:parent-style-name="DefaultParagraphFont" style:family="text">
      <style:text-properties style:font-name="Mangal" style:font-name-complex="Mangal"/>
    </style:style>
    <style:style style:name="T139" style:parent-style-name="DefaultParagraphFont" style:family="text">
      <style:text-properties style:font-name="Mangal" style:font-name-complex="Mangal"/>
    </style:style>
    <style:style style:name="T140" style:parent-style-name="DefaultParagraphFont" style:family="text">
      <style:text-properties style:font-name="Mangal" style:font-name-complex="Mangal"/>
    </style:style>
    <style:style style:name="T141" style:parent-style-name="DefaultParagraphFont" style:family="text">
      <style:text-properties style:font-name="Mangal" style:font-name-complex="Mangal"/>
    </style:style>
    <style:style style:name="T142" style:parent-style-name="DefaultParagraphFont" style:family="text">
      <style:text-properties style:font-name="Mangal" style:font-name-complex="Mangal"/>
    </style:style>
    <style:style style:name="T143" style:parent-style-name="DefaultParagraphFont" style:family="text">
      <style:text-properties style:font-name="Mangal" style:font-name-complex="Mangal"/>
    </style:style>
    <style:style style:name="T144" style:parent-style-name="DefaultParagraphFont" style:family="text">
      <style:text-properties style:font-name="Mangal" style:font-name-complex="Mangal"/>
    </style:style>
    <style:style style:name="T145" style:parent-style-name="DefaultParagraphFont" style:family="text">
      <style:text-properties style:font-name="Mangal" style:font-name-complex="Mangal"/>
    </style:style>
    <style:style style:name="T146" style:parent-style-name="DefaultParagraphFont" style:family="text">
      <style:text-properties style:font-name="Mangal" style:font-name-complex="Mangal"/>
    </style:style>
    <style:style style:name="T147" style:parent-style-name="DefaultParagraphFont" style:family="text">
      <style:text-properties style:font-name="Mangal" style:font-name-complex="Mangal"/>
    </style:style>
    <style:style style:name="T148" style:parent-style-name="DefaultParagraphFont" style:family="text">
      <style:text-properties style:font-name="Mangal" style:font-name-complex="Mangal"/>
    </style:style>
    <style:style style:name="T149" style:parent-style-name="DefaultParagraphFont" style:family="text">
      <style:text-properties style:font-name="Mangal" style:font-name-complex="Mangal"/>
    </style:style>
    <style:style style:name="T150" style:parent-style-name="DefaultParagraphFont" style:family="text">
      <style:text-properties style:font-name="Mangal" style:font-name-complex="Mangal"/>
    </style:style>
    <style:style style:name="T151" style:parent-style-name="DefaultParagraphFont" style:family="text">
      <style:text-properties style:font-name="Mangal" style:font-name-complex="Mangal"/>
    </style:style>
    <style:style style:name="T152" style:parent-style-name="DefaultParagraphFont" style:family="text">
      <style:text-properties style:font-name="Mangal" style:font-name-complex="Mangal"/>
    </style:style>
    <style:style style:name="T153" style:parent-style-name="DefaultParagraphFont" style:family="text">
      <style:text-properties style:font-name="Mangal" style:font-name-complex="Mangal"/>
    </style:style>
    <style:style style:name="T154" style:parent-style-name="DefaultParagraphFont" style:family="text">
      <style:text-properties style:font-name="Mangal" style:font-name-complex="Mangal"/>
    </style:style>
    <style:style style:name="T155" style:parent-style-name="DefaultParagraphFont" style:family="text">
      <style:text-properties style:font-name="Mangal" style:font-name-complex="Mangal"/>
    </style:style>
    <style:style style:name="T156" style:parent-style-name="DefaultParagraphFont" style:family="text">
      <style:text-properties style:font-name="Mangal" style:font-name-complex="Mangal"/>
    </style:style>
    <style:style style:name="T157" style:parent-style-name="DefaultParagraphFont" style:family="text">
      <style:text-properties style:font-name="Mangal" style:font-name-complex="Mangal"/>
    </style:style>
    <style:style style:name="T158" style:parent-style-name="DefaultParagraphFont" style:family="text">
      <style:text-properties style:font-name="Mangal" style:font-name-complex="Mangal"/>
    </style:style>
    <style:style style:name="T159" style:parent-style-name="DefaultParagraphFont" style:family="text">
      <style:text-properties style:font-name="Mangal" style:font-name-complex="Mangal"/>
    </style:style>
    <style:style style:name="T160" style:parent-style-name="DefaultParagraphFont" style:family="text">
      <style:text-properties style:font-name="Mangal" style:font-name-complex="Mangal"/>
    </style:style>
    <style:style style:name="T161" style:parent-style-name="DefaultParagraphFont" style:family="text">
      <style:text-properties style:font-name="Mangal" style:font-name-complex="Mangal"/>
    </style:style>
    <style:style style:name="T162" style:parent-style-name="DefaultParagraphFont" style:family="text">
      <style:text-properties style:font-name="Mangal" style:font-name-complex="Mangal"/>
    </style:style>
    <style:style style:name="T163" style:parent-style-name="DefaultParagraphFont" style:family="text">
      <style:text-properties style:font-name="Mangal" style:font-name-complex="Mangal"/>
    </style:style>
    <style:style style:name="T164" style:parent-style-name="DefaultParagraphFont" style:family="text">
      <style:text-properties style:font-name="Mangal" style:font-name-complex="Mangal"/>
    </style:style>
    <style:style style:name="T165" style:parent-style-name="DefaultParagraphFont" style:family="text">
      <style:text-properties style:font-name="Mangal" style:font-name-complex="Mangal"/>
    </style:style>
    <style:style style:name="T166" style:parent-style-name="DefaultParagraphFont" style:family="text">
      <style:text-properties style:font-name="Mangal" style:font-name-complex="Mangal"/>
    </style:style>
    <style:style style:name="T167" style:parent-style-name="DefaultParagraphFont" style:family="text">
      <style:text-properties style:font-name="Mangal" style:font-name-complex="Mangal"/>
    </style:style>
    <style:style style:name="T168" style:parent-style-name="DefaultParagraphFont" style:family="text">
      <style:text-properties style:font-name="Mangal" style:font-name-complex="Mangal"/>
    </style:style>
    <style:style style:name="T169" style:parent-style-name="DefaultParagraphFont" style:family="text">
      <style:text-properties style:font-name="Mangal" style:font-name-complex="Mangal"/>
    </style:style>
    <style:style style:name="T170" style:parent-style-name="DefaultParagraphFont" style:family="text">
      <style:text-properties style:font-name="Mangal" style:font-name-complex="Mangal"/>
    </style:style>
    <style:style style:name="T171" style:parent-style-name="DefaultParagraphFont" style:family="text">
      <style:text-properties style:font-name="Mangal" style:font-name-complex="Mangal"/>
    </style:style>
    <style:style style:name="T172" style:parent-style-name="DefaultParagraphFont" style:family="text">
      <style:text-properties style:font-name="Mangal" style:font-name-complex="Mangal"/>
    </style:style>
    <style:style style:name="T173" style:parent-style-name="DefaultParagraphFont" style:family="text">
      <style:text-properties style:font-name="Mangal" style:font-name-complex="Mangal"/>
    </style:style>
    <style:style style:name="T174" style:parent-style-name="DefaultParagraphFont" style:family="text">
      <style:text-properties style:font-name="Mangal" style:font-name-complex="Mangal"/>
    </style:style>
    <style:style style:name="T175" style:parent-style-name="DefaultParagraphFont" style:family="text">
      <style:text-properties style:font-name="Mangal" style:font-name-complex="Mangal"/>
    </style:style>
    <style:style style:name="T176" style:parent-style-name="DefaultParagraphFont" style:family="text">
      <style:text-properties style:font-name="Mangal" style:font-name-complex="Mangal"/>
    </style:style>
    <style:style style:name="T177" style:parent-style-name="DefaultParagraphFont" style:family="text">
      <style:text-properties style:font-name="Mangal" style:font-name-complex="Mangal"/>
    </style:style>
    <style:style style:name="T178" style:parent-style-name="DefaultParagraphFont" style:family="text">
      <style:text-properties style:font-name="Mangal" style:font-name-complex="Mangal"/>
    </style:style>
    <style:style style:name="T179" style:parent-style-name="DefaultParagraphFont" style:family="text">
      <style:text-properties style:font-name="Mangal" style:font-name-complex="Mangal"/>
    </style:style>
    <style:style style:name="T180" style:parent-style-name="DefaultParagraphFont" style:family="text">
      <style:text-properties style:font-name="Mangal" style:font-name-complex="Mangal"/>
    </style:style>
    <style:style style:name="T181" style:parent-style-name="DefaultParagraphFont" style:family="text">
      <style:text-properties style:font-name="Mangal" style:font-name-complex="Mangal"/>
    </style:style>
    <style:style style:name="T182" style:parent-style-name="DefaultParagraphFont" style:family="text">
      <style:text-properties style:font-name="Mangal" style:font-name-complex="Mangal"/>
    </style:style>
    <style:style style:name="T183" style:parent-style-name="DefaultParagraphFont" style:family="text">
      <style:text-properties style:font-name="Mangal" style:font-name-complex="Mangal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Our Future Journey&lt;/title&gt;</text:p>
      <text:p text:style-name="Normal"><text:s text:c="4"/>&lt;style&gt;</text:p>
      <text:p text:style-name="Normal"><text:s text:c="8"/>body {</text:p>
      <text:p text:style-name="Normal"><text:s text:c="12"/>font-family: Arial, sans-serif;</text:p>
      <text:p text:style-name="Normal"><text:s text:c="12"/>background-color: #f9f9f9;</text:p>
      <text:p text:style-name="Normal"><text:s text:c="12"/>color: #333;</text:p>
      <text:p text:style-name="Normal"><text:s text:c="12"/>margin: 0;</text:p>
      <text:p text:style-name="Normal"><text:s text:c="12"/>padding: 0;</text:p>
      <text:p text:style-name="Normal"><text:s text:c="8"/>}</text:p>
      <text:p text:style-name="Normal"/>
      <text:p text:style-name="Normal"><text:s text:c="8"/>header {</text:p>
      <text:p text:style-name="Normal"><text:s text:c="12"/>background-color: #ff69b4;</text:p>
      <text:p text:style-name="Normal"><text:s text:c="12"/>color: white;</text:p>
      <text:p text:style-name="Normal"><text:s text:c="12"/>text-align: center;</text:p>
      <text:p text:style-name="Normal"><text:s text:c="12"/>padding: 20px;</text:p>
      <text:p text:style-name="Normal"><text:s text:c="8"/>}</text:p>
      <text:p text:style-name="Normal"/>
      <text:p text:style-name="Normal"><text:s text:c="8"/>h1 {</text:p>
      <text:p text:style-name="Normal"><text:s text:c="12"/>font-size: 2.5em;</text:p>
      <text:p text:style-name="Normal"><text:s text:c="12"/>margin: 0;</text:p>
      <text:p text:style-name="Normal"><text:s text:c="8"/>}</text:p>
      <text:p text:style-name="Normal"/>
      <text:p text:style-name="Normal"><text:s text:c="8"/>.social-links {</text:p>
      <text:p text:style-name="Normal"><text:s text:c="12"/>text-align: center;</text:p>
      <text:p text:style-name="Normal"><text:s text:c="12"/>margin: 20px 0;</text:p>
      <text:p text:style-name="Normal"><text:s text:c="8"/>}</text:p>
      <text:p text:style-name="Normal"/>
      <text:p text:style-name="Normal"><text:s text:c="8"/>.social-links a {</text:p>
      <text:p text:style-name="Normal"><text:s text:c="12"/>margin: 0 15px;</text:p>
      <text:p text:style-name="Normal"><text:s text:c="8"/>}</text:p>
      <text:p text:style-name="Normal"/>
      <text:p text:style-name="Normal"><text:s text:c="8"/>.social-links img {</text:p>
      <text:p text:style-name="Normal"><text:s text:c="12"/>width: 40px;</text:p>
      <text:p text:style-name="Normal"><text:s text:c="12"/>height: 40px;</text:p>
      <text:p text:style-name="Normal"><text:s text:c="12"/>transition: transform 0.3s ease;</text:p>
      <text:p text:style-name="Normal"><text:s text:c="8"/>}</text:p>
      <text:p text:style-name="Normal"/>
      <text:p text:style-name="Normal"><text:s text:c="8"/>.social-links img:hover {</text:p>
      <text:p text:style-name="Normal"><text:s text:c="12"/>transform: scale(1.1); /* Hover effect */</text:p>
      <text:p text:style-name="Normal"><text:s text:c="8"/>}</text:p>
      <text:p text:style-name="Normal"/>
      <text:p text:style-name="Normal"><text:s text:c="8"/>#story, #shayari, #media {</text:p>
      <text:p text:style-name="Normal"><text:s text:c="12"/>margin: 20px;</text:p>
      <text:p text:style-name="Normal"><text:s text:c="12"/>padding: 20px;</text:p>
      <text:p text:style-name="Normal"><text:s text:c="12"/>background-color: #fff;</text:p>
      <text:p text:style-name="Normal"><text:s text:c="12"/>border-radius: 8px;</text:p>
      <text:p text:style-name="Normal"><text:s text:c="12"/>box-shadow: 0 0 10px rgba(0, 0, 0, 0.1);</text:p>
      <text:p text:style-name="Normal"><text:s text:c="8"/>}</text:p>
      <text:p text:style-name="Normal"/>
      <text:p text:style-name="Normal"><text:s text:c="8"/>#story h2, #shayari h2 {</text:p>
      <text:p text:style-name="Normal"><text:s text:c="12"/>color: #ff69b4;</text:p>
      <text:p text:style-name="Normal"><text:s text:c="8"/>}</text:p>
      <text:p text:style-name="Normal"/>
      <text:p text:style-name="Normal"><text:s text:c="8"/>footer {</text:p>
      <text:p text:style-name="Normal"><text:s text:c="12"/>text-align: center;</text:p>
      <text:p text:style-name="Normal"><text:s text:c="12"/>padding: 10px;</text:p>
      <text:p text:style-name="Normal"><text:s text:c="12"/>background-color: #ff69b4;</text:p>
      <text:p text:style-name="Normal"><text:s text:c="12"/>color: white;</text:p>
      <text:p text:style-name="Normal"><text:s text:c="8"/>}</text:p>
      <text:p text:style-name="Normal"/>
      <text:p text:style-name="Normal"><text:s text:c="8"/>/* Style for Shayari */</text:p>
      <text:p text:style-name="Normal"><text:s text:c="8"/>.shayari-box {</text:p>
      <text:p text:style-name="Normal"><text:s text:c="12"/>margin-bottom: 15px;</text:p>
      <text:p text:style-name="Normal"><text:s text:c="12"/>padding: 10px;</text:p>
      <text:p text:style-name="Normal"><text:s text:c="12"/>background-color: #ffebf2;</text:p>
      <text:p text:style-name="Normal"><text:s text:c="12"/>border-radius: 8px;</text:p>
      <text:p text:style-name="Normal"><text:s text:c="12"/>box-shadow: 0 0 5px rgba(0, 0, 0, 0.1);</text:p>
      <text:p text:style-name="Normal"><text:s text:c="8"/>}</text:p>
      <text:p text:style-name="Normal"/>
      <text:p text:style-name="Normal"><text:s text:c="8"/>.shayari-box p {</text:p>
      <text:p text:style-name="Normal"><text:s text:c="12"/>font-size: 16px;</text:p>
      <text:p text:style-name="Normal"><text:s text:c="12"/>font-style: italic;</text:p>
      <text:p text:style-name="Normal"><text:s text:c="12"/>color: #555;</text:p>
      <text:p text:style-name="Normal"><text:s text:c="8"/>}</text:p>
      <text:p text:style-name="Normal"/>
      <text:p text:style-name="Normal"><text:s text:c="8"/>.shayari-box .author {</text:p>
      <text:p text:style-name="Normal"><text:s text:c="12"/>text-align: right;</text:p>
      <text:p text:style-name="Normal"><text:s text:c="12"/>font-weight: bold;</text:p>
      <text:p text:style-name="Normal"><text:s text:c="12"/>color: #ff69b4;</text:p>
      <text:p text:style-name="Normal"><text:s text:c="8"/>}</text:p>
      <text:p text:style-name="Normal"/>
      <text:p text:style-name="Normal"><text:s text:c="8"/>/* Enable selection of Shayari text */</text:p>
      <text:p text:style-name="Normal"><text:s text:c="8"/>.shayari-box p {</text:p>
      <text:p text:style-name="Normal"><text:s text:c="12"/>user-select: text; /* Enable text selection */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/>
      <text:p text:style-name="Normal"><text:s text:c="4"/>&lt;!-- Header Section --&gt;</text:p>
      <text:p text:style-name="Normal"><text:s text:c="4"/>&lt;header&gt;</text:p>
      <text:p text:style-name="Normal"><text:s text:c="8"/>&lt;h1&gt;Our Future Journey&lt;/h1&gt;</text:p>
      <text:p text:style-name="Normal"><text:s text:c="8"/>&lt;p&gt;A vision for a bright and beautiful future together!&lt;/p&gt;</text:p>
      <text:p text:style-name="Normal"><text:s text:c="4"/>&lt;/header&gt;</text:p>
      <text:p text:style-name="Normal"/>
      <text:p text:style-name="Normal"><text:s text:c="4"/>&lt;!-- Social Media Links Section with Icons --&gt;</text:p>
      <text:p text:style-name="Normal"><text:s text:c="4"/>&lt;section class="social-links"&gt;</text:p>
      <text:p text:style-name="Normal"><text:s text:c="8"/>&lt;a href="https://www.facebook.com/YOUR_PAGE_URL" target="_blank"&gt;</text:p>
      <text:p text:style-name="Normal"><text:s text:c="12"/>&lt;img src="https://upload.wikimedia.org/wikipedia/commons/5/51/Facebook_f_logo_%282019%29.svg" alt="Facebook"&gt;</text:p>
      <text:p text:style-name="Normal"><text:s text:c="8"/>&lt;/a&gt;</text:p>
      <text:p text:style-name="Normal"><text:s text:c="8"/>&lt;a href="https://www.instagram.com/YOUR_PROFILE_URL" target="_blank"&gt;</text:p>
      <text:p text:style-name="Normal"><text:s text:c="12"/>&lt;img src="https://upload.wikimedia.org/wikipedia/commons/a/a5/Instagram_icon.png" alt="Instagram"&gt;</text:p>
      <text:p text:style-name="Normal"><text:s text:c="8"/>&lt;/a&gt;</text:p>
      <text:p text:style-name="Normal"><text:s text:c="8"/>&lt;a href="https://www.youtube.com/YOUR_CHANNEL_URL" target="_blank"&gt;</text:p>
      <text:p text:style-name="Normal"><text:s text:c="12"/>&lt;img src="https://upload.wikimedia.org/wikipedia/commons/4/42/YouTube_icon_%282013-2017%29.png" alt="YouTube"&gt;</text:p>
      <text:p text:style-name="Normal"><text:s text:c="8"/>&lt;/a&gt;</text:p>
      <text:p text:style-name="Normal"><text:s text:c="4"/>&lt;/section&gt;</text:p>
      <text:p text:style-name="Normal"/>
      <text:p text:style-name="Normal"><text:s text:c="4"/>&lt;!-- Love Story Section --&gt;</text:p>
      <text:p text:style-name="Normal"><text:s text:c="4"/>&lt;section id="story"&gt;</text:p>
      <text:p text:style-name="Normal"><text:s text:c="8"/>&lt;h2&gt;Our Love Story: The Beginning&lt;/h2&gt;</text:p>
      <text:p text:style-name="Normal"><text:s text:c="8"/>&lt;p&gt;<text:span text:style-name="T2">मैले</text:span><text:s/>&lt;strong&gt;<text:span text:style-name="T3">२०२३</text:span><text:s/><text:span text:style-name="T4">फेब्रुअरी</text:span><text:s/><text:span text:style-name="T5">२६</text:span>&lt;/strong&gt;<text:s/><text:span text:style-name="T6">मा</text:span><text:s/>&lt;strong&gt;TikTok&lt;/strong&gt;<text:s/><text:span text:style-name="T7">मार्फत</text:span><text:s/><text:span text:style-name="T8">मेरी</text:span><text:s/><text:span text:style-name="T9">प्रेमिका</text:span><text:s/>&lt;strong&gt;<text:span text:style-name="T10">झरूसँग</text:span>&lt;/strong&gt;<text:s/><text:span text:style-name="T11">कुराकानी</text:span><text:s/><text:span text:style-name="T12">गर्न</text:span><text:s/><text:span text:style-name="T13">सुरु</text:span><text:s/><text:span text:style-name="T14">गरेको</text:span><text:s/><text:span text:style-name="T15">थिएँ।</text:span><text:s/><text:span text:style-name="T16">त्यो</text:span><text:s/><text:span text:style-name="T17">दिन</text:span><text:s/><text:span text:style-name="T18">मेरो</text:span><text:s/><text:span text:style-name="T19">जीवनको</text:span><text:s/><text:span text:style-name="T20">नयाँ</text:span><text:s/><text:span text:style-name="T21">अध्यायको</text:span><text:s/><text:span text:style-name="T22">सुरुवात</text:span><text:s/><text:span text:style-name="T23">थियो।</text:span><text:s/>&lt;strong&gt;TikTok&lt;/strong&gt;<text:s/><text:span text:style-name="T24">केवल</text:span><text:s/><text:span text:style-name="T25">एउटा</text:span><text:s/><text:span text:style-name="T26">सामाजिक</text:span><text:s/><text:span text:style-name="T27">मिडिया</text:span><text:s/><text:span text:style-name="T28">प्लेटफर्म</text:span><text:s/><text:span text:style-name="T29">मात्र</text:span><text:s/><text:span text:style-name="T30">होइन</text:span>,<text:s/><text:span text:style-name="T31">त्यो</text:span><text:s/><text:span text:style-name="T32">हाम्रो</text:span><text:s/><text:span text:style-name="T33">बीचको</text:span><text:s/><text:span text:style-name="T34">सम्बन्धको</text:span><text:s/><text:span text:style-name="T35">लागि</text:span><text:s/><text:span text:style-name="T36">एउटा</text:span><text:s/><text:span text:style-name="T37">महत्वपूर्ण</text:span><text:s/><text:span text:style-name="T38">पुल</text:span><text:s/><text:span text:style-name="T39">बन्यो।</text:span><text:s/><text:span text:style-name="T40">हामीले</text:span><text:s/><text:span text:style-name="T41">शुरूमा</text:span><text:s/><text:span text:style-name="T42">सामान्य</text:span><text:s/><text:span text:style-name="T43">कुराकानी</text:span><text:s/><text:span text:style-name="T44">गर्न</text:span><text:s/><text:span text:style-name="T45">थाल्यौं</text:span>,<text:s/><text:span text:style-name="T46">तर</text:span><text:s/><text:span text:style-name="T47">समयसँगै</text:span><text:s/><text:span text:style-name="T48">हाम्रो</text:span><text:s/><text:span text:style-name="T49">सम्बन्ध</text:span><text:s/><text:span text:style-name="T50">गहिरो</text:span><text:s/><text:span text:style-name="T51">हुँदै</text:span><text:s/><text:span text:style-name="T52">गयो</text:span><text:s/><text:span text:style-name="T53">र</text:span><text:s/><text:span text:style-name="T54">हामी</text:span><text:s/><text:span text:style-name="T55">एक</text:span>-<text:span text:style-name="T56">अर्कासँग</text:span><text:s/><text:span text:style-name="T57">अझ</text:span><text:s/><text:span text:style-name="T58">नजिक</text:span><text:s/><text:span text:style-name="T59">जान</text:span><text:s/><text:span text:style-name="T60">थाल्यौं।</text:span>&lt;/p&gt;</text:p>
      <text:p text:style-name="Normal"><text:s text:c="8"/>&lt;p&gt;<text:span text:style-name="T61">सुरूमा</text:span><text:s/><text:span text:style-name="T62">संकोच</text:span><text:s/><text:span text:style-name="T63">र</text:span><text:s/><text:span text:style-name="T64">डर</text:span><text:s/><text:span text:style-name="T65">थियो</text:span>,<text:s/><text:span text:style-name="T66">तर</text:span><text:s/><text:span text:style-name="T67">झरूसँगको</text:span><text:s/><text:span text:style-name="T68">हरेक</text:span><text:s/><text:span text:style-name="T69">कुराकानीले</text:span><text:s/><text:span text:style-name="T70">मेरो</text:span><text:s/><text:span text:style-name="T71">आत्मविश्वास</text:span><text:s/><text:span text:style-name="T72">बढायो।</text:span><text:s/>&lt;strong&gt;TikTok&lt;/strong&gt;<text:s/><text:span text:style-name="T73">मार्फत</text:span><text:s/><text:span text:style-name="T74">हाम्रो</text:span><text:s/><text:span text:style-name="T75">सम्बन्धलाई</text:span><text:s/><text:span text:style-name="T76">नयाँ</text:span><text:s/><text:span text:style-name="T77">ऊचाईमा</text:span><text:s/><text:span text:style-name="T78">पुर्याउन</text:span><text:s/><text:span text:style-name="T79">सकेका</text:span><text:s/><text:span text:style-name="T80">थियौं।</text:span><text:s/><text:span text:style-name="T81">हरेक</text:span><text:s/><text:span text:style-name="T82">दिन</text:span><text:s/><text:span text:style-name="T83">हामीले</text:span><text:s/><text:span text:style-name="T84">नयाँ</text:span><text:s/><text:span text:style-name="T85">अवसर</text:span><text:s/><text:span text:style-name="T86">र</text:span><text:s/><text:span text:style-name="T87">नयाँ</text:span><text:s/><text:span text:style-name="T88">अनुभूति</text:span><text:s/><text:span text:style-name="T89">सँगै</text:span><text:s/><text:span text:style-name="T90">अनुभव</text:span><text:s/><text:span text:style-name="T91">गर्न</text:span><text:s/><text:span text:style-name="T92">थाल्यौं।</text:span><text:s/><text:span text:style-name="T93">आज</text:span>,<text:s/><text:span text:style-name="T94">जब</text:span><text:s/><text:span text:style-name="T95">म</text:span><text:s/><text:span text:style-name="T96">फर्केर</text:span><text:s/><text:span text:style-name="T97">हेर्छु</text:span>,<text:s/><text:span text:style-name="T98">त्यो</text:span><text:s/><text:span text:style-name="T99">दिनलाई</text:span><text:s/><text:span text:style-name="T100">म</text:span><text:s/><text:span text:style-name="T101">जीवनको</text:span><text:s/><text:span text:style-name="T102">एक</text:span><text:s/><text:span text:style-name="T103">अद्वितीय</text:span><text:s/><text:span text:style-name="T104">पलको</text:span><text:s/><text:span text:style-name="T105">रूपमा</text:span><text:s/><text:span text:style-name="T106">सम्झन्छु</text:span>,<text:s/><text:span text:style-name="T107">जसले</text:span><text:s/><text:span text:style-name="T108">मलाई</text:span><text:s/>&lt;strong&gt;<text:span text:style-name="T109">माया</text:span><text:s/><text:span text:style-name="T110">र</text:span><text:s/><text:span text:style-name="T111">विश्वासको</text:span><text:s/><text:span text:style-name="T112">नयाँ</text:span><text:s/><text:span text:style-name="T113">अर्थ</text:span>&lt;/strong&gt;<text:s/><text:span text:style-name="T114">दिएको</text:span><text:s/><text:span text:style-name="T115">छ।</text:span>&lt;/p&gt;</text:p>
      <text:p text:style-name="Normal"><text:s text:c="8"/>&lt;p&gt;<text:span text:style-name="T116">हामीले</text:span><text:s/><text:span text:style-name="T117">हाम्रो</text:span><text:s/><text:span text:style-name="T118">समयलाई</text:span><text:s/><text:span text:style-name="T119">अझ</text:span><text:s/><text:span text:style-name="T120">मूल्यवान</text:span><text:s/><text:span text:style-name="T121">र</text:span><text:s/><text:span text:style-name="T122">समर्पित</text:span><text:s/><text:span text:style-name="T123">बनाउन</text:span><text:s/><text:span text:style-name="T124">निरन्तर</text:span><text:s/><text:span text:style-name="T125">मेहनत</text:span><text:s/><text:span text:style-name="T126">गर्दैछौं।</text:span><text:s/>&lt;strong&gt;TikTok&lt;/strong&gt;<text:span text:style-name="T127">ले</text:span><text:s/><text:span text:style-name="T128">हाम्रो</text:span><text:s/><text:span text:style-name="T129">जीवनमा</text:span><text:s/><text:span text:style-name="T130">नयाँ</text:span><text:s/><text:span text:style-name="T131">रंग</text:span><text:s/><text:span text:style-name="T132">भरेको</text:span><text:s/><text:span text:style-name="T133">छ</text:span>,<text:s/><text:span text:style-name="T134">र</text:span><text:s/><text:span text:style-name="T135">म</text:span><text:s/><text:span text:style-name="T136">भविष्यमा</text:span><text:s/><text:span text:style-name="T137">यसलाई</text:span><text:s/><text:span text:style-name="T138">अझ</text:span><text:s/><text:span text:style-name="T139">सशक्त</text:span><text:s/><text:span text:style-name="T140">र</text:span><text:s/><text:span text:style-name="T141">रोमाञ्चक</text:span><text:s/><text:span text:style-name="T142">बनाउन</text:span><text:s/><text:span text:style-name="T143">योजना</text:span><text:s/><text:span text:style-name="T144">बनाइरहेको</text:span><text:s/><text:span text:style-name="T145">छु।</text:span>&lt;/p&gt;</text:p>
      <text:p text:style-name="Normal"><text:s text:c="4"/>&lt;/section&gt;</text:p>
      <text:p text:style-name="Normal"/>
      <text:p text:style-name="Normal"><text:s text:c="4"/>&lt;!-- Shayari Section --&gt;</text:p>
      <text:p text:style-name="Normal"><text:s text:c="4"/>&lt;section id="shayari"&gt;</text:p>
      <text:p text:style-name="Normal"><text:s text:c="8"/>&lt;h2&gt;Shayari for My Love&lt;/h2&gt;</text:p>
      <text:p text:style-name="Normal"/>
      <text:p text:style-name="Normal"><text:s text:c="8"/>&lt;!-- Shayari Entries --&gt;</text:p>
      <text:p text:style-name="Normal"><text:s text:c="8"/>&lt;div class="shayari-box"&gt;</text:p>
      <text:p text:style-name="Normal"><text:s text:c="12"/>&lt;p&gt;"<text:span text:style-name="T146">तिमी</text:span><text:s/><text:span text:style-name="T147">बिना</text:span><text:s/><text:span text:style-name="T148">मेरो</text:span><text:s/><text:span text:style-name="T149">जीवन</text:span><text:s/><text:span text:style-name="T150">केही</text:span><text:s/><text:span text:style-name="T151">छैन</text:span>, <text:s/></text:p>
      <text:p text:style-name="Normal"><text:s text:c="12"/><text:span text:style-name="T152">हरेक</text:span><text:s/><text:span text:style-name="T153">दिन</text:span><text:s/><text:span text:style-name="T154">तिमीलाई</text:span><text:s/><text:span text:style-name="T155">सोच्दै</text:span>, <text:s/></text:p>
      <text:p text:style-name="Normal"><text:s text:c="12"/><text:span text:style-name="T156">मेरो</text:span><text:s/><text:span text:style-name="T157">दिल</text:span><text:s/><text:span text:style-name="T158">धडकिरहेको</text:span><text:s/><text:span text:style-name="T159">छ</text:span>, <text:s/></text:p>
      <text:p text:style-name="Normal"><text:s text:c="12"/><text:span text:style-name="T160">तिमी</text:span><text:s/><text:span text:style-name="T161">मेरो</text:span><text:s/><text:span text:style-name="T162">साँझ</text:span><text:s/><text:span text:style-name="T163">र</text:span><text:s/><text:span text:style-name="T164">बिहान</text:span><text:s/><text:span text:style-name="T165">हौ।</text:span>"&lt;/p&gt;</text:p>
      <text:p text:style-name="Normal"><text:s text:c="12"/>&lt;div class="author"&gt;- Mithun&lt;/div&gt;</text:p>
      <text:p text:style-name="Normal"><text:s text:c="8"/>&lt;/div&gt;</text:p>
      <text:p text:style-name="Normal"/>
      <text:p text:style-name="Normal"><text:s text:c="8"/>&lt;div class="shayari-box"&gt;</text:p>
      <text:p text:style-name="Normal"><text:s text:c="12"/>&lt;p&gt;"<text:span text:style-name="T166">तिमी</text:span><text:s/><text:span text:style-name="T167">सँग</text:span><text:s/><text:span text:style-name="T168">मेरो</text:span><text:s/><text:span text:style-name="T169">जीवन</text:span><text:s/><text:span text:style-name="T170">रमाइलो</text:span>, <text:s/></text:p>
      <text:p text:style-name="Normal"><text:s text:c="12"/><text:span text:style-name="T171">हरेक</text:span><text:s/><text:span text:style-name="T172">दिन</text:span><text:s/><text:span text:style-name="T173">तिमीलाई</text:span><text:s/><text:span text:style-name="T174">सम्झने</text:span><text:s/><text:span text:style-name="T175">छु</text:span>, <text:s/></text:p>
      <text:p text:style-name="Normal"><text:s text:c="12"/><text:span text:style-name="T176">म</text:span><text:s/><text:span text:style-name="T177">तिमीलाई</text:span><text:s/><text:span text:style-name="T178">माया</text:span><text:s/><text:span text:style-name="T179">गर्छु</text:span>, <text:s/></text:p>
      <text:p text:style-name="Normal"><text:s text:c="12"/><text:span text:style-name="T180">सधैं</text:span><text:s/><text:span text:style-name="T181">तिमीको</text:span><text:s/><text:span text:style-name="T182">साथ</text:span><text:s/><text:span text:style-name="T183">चाहन्छु।</text:span>"&lt;/p&gt;</text:p>
      <text:p text:style-name="Normal"><text:s text:c="12"/>&lt;div class="author"&gt;- Mithun&lt;/div&gt;</text:p>
      <text:p text:style-name="Normal"><text:s text:c="8"/>&lt;/div&gt;</text:p>
      <text:p text:style-name="Normal"/>
      <text:p text:style-name="Normal"><text:s text:c="8"/>&lt;!-- Add more Shayari as required --&gt;</text:p>
      <text:p text:style-name="Normal"><text:s text:c="4"/>&lt;/section&gt;</text:p>
      <text:p text:style-name="Normal"/>
      <text:p text:style-name="Normal"><text:s text:c="4"/>&lt;!-- Footer Section --&gt;</text:p>
      <text:p text:style-name="Normal"><text:s text:c="4"/>&lt;footer&gt;</text:p>
      <text:p text:style-name="Normal"><text:s text:c="8"/>&lt;p&gt;Created with love by Mithun &amp; Jharu&lt;/p&gt;</text:p>
      <text:p text:style-name="Normal"><text:s text:c="4"/>&lt;/footer&gt;</text:p>
      <text:p text:style-name="Normal"/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voy53s90@gmail.com</meta:initial-creator>
    <dc:creator>vivoy53s90@gmail.com</dc:creator>
    <meta:creation-date>2025-03-08T14:51:00Z</meta:creation-date>
    <dc:date>2025-03-08T14:51:00Z</dc:date>
    <meta:template xlink:href="Normal.dotm" xlink:type="simple"/>
    <meta:editing-cycles>2</meta:editing-cycles>
    <meta:editing-duration>PT0S</meta:editing-duration>
    <meta:document-statistic meta:page-count="1" meta:paragraph-count="10" meta:word-count="748" meta:character-count="5003" meta:row-count="35" meta:non-whitespace-character-count="4265"/>
  </office:meta>
</office:document-meta>
</file>